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verpass" svg:font-family="Overpass, 'Open Sans', Helvetica, sans-serif"/>
    <style:font-face style:name="dejavu sans mono" svg:font-family="'dejavu sans mono', 'liberation mono', 'bitstream vera mono', 'dejavu mono', monospace"/>
    <style:font-face style:name="monospace" svg:font-family="monospace, courier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 style:list-style-name="L1">
      <style:text-properties fo:language="ru" fo:country="RU" fo:font-style="italic" fo:font-weight="bold" officeooo:paragraph-rsid="000cd483" style:font-style-asian="italic" style:font-weight-asian="bold" style:font-style-complex="italic" style:font-weight-complex="bold"/>
    </style:style>
    <style:style style:name="P6" style:family="paragraph" style:parent-style-name="Standard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 style:list-style-name="L1">
      <style:text-properties fo:language="ru" fo:country="RU" fo:font-style="italic" fo:font-weight="normal" officeooo:paragraph-rsid="000cd483" style:font-style-asian="italic" style:font-weight-asian="normal" style:font-style-complex="italic" style:font-weight-complex="normal"/>
    </style:style>
    <style:style style:name="P9" style:family="paragraph" style:parent-style-name="Standard" style:list-style-name="L1">
      <style:text-properties fo:language="ru" fo:country="RU" fo:font-style="italic" fo:font-weight="normal" officeooo:paragraph-rsid="0021c6fd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text-properties fo:language="ru" fo:country="RU" fo:font-style="italic" fo:font-weight="normal" officeooo:paragraph-rsid="002974fa" style:font-style-asian="italic" style:font-weight-asian="normal" style:font-style-complex="italic" style:font-weight-complex="normal"/>
    </style:style>
    <style:style style:name="P11" style:family="paragraph" style:parent-style-name="Standard" style:list-style-name="L1">
      <style:text-properties fo:language="ru" fo:country="RU" fo:font-style="italic" fo:font-weight="normal" officeooo:rsid="001f0685" officeooo:paragraph-rsid="001f0685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text-properties fo:language="ru" fo:country="RU" fo:font-style="italic" fo:font-weight="normal" officeooo:rsid="00207369" officeooo:paragraph-rsid="00207369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text-properties fo:font-style="italic" fo:font-weight="normal"/>
    </style:style>
    <style:style style:name="P14" style:family="paragraph" style:parent-style-name="Standard" style:list-style-name="L1">
      <style:text-properties fo:font-style="italic" fo:font-weight="normal" officeooo:paragraph-rsid="0026094b"/>
    </style:style>
    <style:style style:name="T1" style:family="text">
      <style:text-properties officeooo:rsid="000b8fa0"/>
    </style:style>
    <style:style style:name="T2" style:family="text">
      <style:text-properties fo:font-variant="normal" fo:text-transform="none" fo:color="#000000" style:font-name="Liberation Serif" fo:font-size="12pt" fo:letter-spacing="normal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fo:color="#000000" style:font-name="dejavu sans mono" fo:letter-spacing="normal" fo:font-style="normal"/>
    </style:style>
    <style:style style:name="T4" style:family="text">
      <style:text-properties fo:font-variant="normal" fo:text-transform="none" fo:color="#000000" style:font-name="dejavu sans mono" fo:letter-spacing="normal" fo:font-style="normal" officeooo:rsid="0026094b"/>
    </style:style>
    <style:style style:name="T5" style:family="text">
      <style:text-properties fo:font-variant="normal" fo:text-transform="none" fo:color="#000000" style:font-name="Liberation Serif" fo:letter-spacing="normal" fo:font-style="normal"/>
    </style:style>
    <style:style style:name="T6" style:family="text">
      <style:text-properties fo:font-variant="normal" fo:text-transform="none" fo:color="#000000" style:font-name="Liberation Serif" fo:letter-spacing="normal" fo:font-style="normal" officeooo:rsid="0026094b"/>
    </style:style>
    <style:style style:name="T7" style:family="text">
      <style:text-properties fo:font-variant="normal" fo:text-transform="none" fo:color="#000000" style:font-name="Liberation Serif" fo:letter-spacing="normal" fo:font-style="italic" officeooo:rsid="001e4b8f" style:font-style-asian="italic" style:font-style-complex="italic"/>
    </style:style>
    <style:style style:name="T8" style:family="text">
      <style:text-properties fo:font-variant="normal" fo:text-transform="none" fo:color="#000000" style:font-name="Liberation Serif" fo:letter-spacing="normal" style:font-style-asian="italic" style:font-style-complex="italic"/>
    </style:style>
    <style:style style:name="T9" style:family="text">
      <style:text-properties fo:font-variant="normal" fo:text-transform="none" fo:color="#000000" style:font-name="Liberation Serif" fo:letter-spacing="normal" officeooo:rsid="0026094b" style:font-style-asian="italic" style:font-style-complex="italic"/>
    </style:style>
    <style:style style:name="T10" style:family="text">
      <style:text-properties fo:language="ru" fo:country="RU" style:font-style-asian="italic" style:font-weight-asian="normal" style:font-style-complex="italic" style:font-weight-complex="normal"/>
    </style:style>
    <style:style style:name="T11" style:family="text">
      <style:text-properties fo:language="ru" fo:country="RU" officeooo:rsid="0026094b" style:font-style-asian="italic" style:font-weight-asian="normal" style:font-style-complex="italic" style:font-weight-complex="normal"/>
    </style:style>
    <style:style style:name="T12" style:family="text">
      <style:text-properties officeooo:rsid="000bf7ba"/>
    </style:style>
    <style:style style:name="T13" style:family="text">
      <style:text-properties officeooo:rsid="000cd483"/>
    </style:style>
    <style:style style:name="T14" style:family="text">
      <style:text-properties officeooo:rsid="000dfd17"/>
    </style:style>
    <style:style style:name="T15" style:family="text">
      <style:text-properties officeooo:rsid="0012d710"/>
    </style:style>
    <style:style style:name="T16" style:family="text">
      <style:text-properties officeooo:rsid="0013d6bb"/>
    </style:style>
    <style:style style:name="T17" style:family="text">
      <style:text-properties officeooo:rsid="00140f78"/>
    </style:style>
    <style:style style:name="T18" style:family="text">
      <style:text-properties officeooo:rsid="0016ed9b"/>
    </style:style>
    <style:style style:name="T19" style:family="text">
      <style:text-properties officeooo:rsid="00184f9e"/>
    </style:style>
    <style:style style:name="T20" style:family="text">
      <style:text-properties officeooo:rsid="001891a5"/>
    </style:style>
    <style:style style:name="T21" style:family="text">
      <style:text-properties officeooo:rsid="00192ed3"/>
    </style:style>
    <style:style style:name="T22" style:family="text">
      <style:text-properties officeooo:rsid="001a5328"/>
    </style:style>
    <style:style style:name="T23" style:family="text">
      <style:text-properties officeooo:rsid="001b4fff"/>
    </style:style>
    <style:style style:name="T24" style:family="text">
      <style:text-properties officeooo:rsid="001c08d0"/>
    </style:style>
    <style:style style:name="T25" style:family="text">
      <style:text-properties officeooo:rsid="001deb28"/>
    </style:style>
    <style:style style:name="T26" style:family="text">
      <style:text-properties style:font-name="Liberation Serif" fo:language="ru" fo:country="RU" officeooo:rsid="0026094b" style:font-style-asian="italic" style:font-weight-asian="normal" style:font-style-complex="italic" style:font-weight-complex="normal"/>
    </style:style>
    <style:style style:name="T27" style:family="text">
      <style:text-properties officeooo:rsid="001f0685"/>
    </style:style>
    <style:style style:name="T28" style:family="text">
      <style:text-properties officeooo:rsid="0021c6fd"/>
    </style:style>
    <style:style style:name="T29" style:family="text">
      <style:text-properties officeooo:rsid="00249aab"/>
    </style:style>
    <style:style style:name="T30" style:family="text">
      <style:text-properties officeooo:rsid="0026094b"/>
    </style:style>
    <style:style style:name="T31" style:family="text">
      <style:text-properties officeooo:rsid="0027f6f2"/>
    </style:style>
    <style:style style:name="T32" style:family="text">
      <style:text-properties officeooo:rsid="002827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по LVM</text:p>
      <text:p text:style-name="P1"/>
      <text:list xml:id="list4798950699954743199" text:style-name="L1">
        <text:list-item>
          <text:p text:style-name="P4">Q: Как проинициализировать физический том для использования LVM?</text:p>
          <text:p text:style-name="P7">A: <text:span text:style-name="T1">pvcreate &lt;путь к <text:s/>устроству&gt;</text:span></text:p>
        </text:list-item>
        <text:list-item>
          <text:p text:style-name="P4">Q: Что такое экстента?</text:p>
          <text:p text:style-name="P7">A: <text:span text:style-name="T1">минимальный блок данных который может быть выделен</text:span></text:p>
        </text:list-item>
        <text:list-item>
          <text:p text:style-name="P4">Q: Какая информация находится в LVM metadata?</text:p>
          <text:p text:style-name="P7">A: <text:span text:style-name="T1">информация о том кто и когда создал метаданные, также там хранится информация о группе томов, такая как размер экстенты, любое административное ограничение на количество физических или логических томов, параметры чтение или запись, возможность изменять размер, также там хранится информация о каждом физическом томе, такая как число экстентов, смещение первого экстента, UUID диска и прочее.</text:span></text:p>
        </text:list-item>
        <text:list-item>
          <text:p text:style-name="P4">Q: Какими коммандами можно посмотреть свойства физических томов LVM?</text:p>
          <text:p text:style-name="P7">A: <text:span text:style-name="T12">pvdisplay </text:span></text:p>
        </text:list-item>
        <text:list-item>
          <text:p text:style-name="P4">Q: Сколько потребуется свободного места для недельного содержания снепшота, снятого с раздела размером 100G если данные меняются со скоростью 1G в день?</text:p>
          <text:p text:style-name="P7">A: <text:span text:style-name="T12">7G</text:span></text:p>
        </text:list-item>
        <text:list-item>
          <text:p text:style-name="P4">Q: Какой должен быть размер снепшота, снятого с 100G раздела, если все данные на оригинальном разделе перезаписались?</text:p>
          <text:p text:style-name="P7">A: <text:span text:style-name="T12">100G</text:span></text:p>
        </text:list-item>
        <text:list-item>
          <text:p text:style-name="P4">Q: Что произойдёт со снимком, если он полностью заполнится?</text:p>
          <text:p text:style-name="P13"><text:span text:style-name="T10">A: </text:span><text:span text:style-name="T2">При заполнении снимка на 100% он будет потерян, так как запись в неизменяемые участки исходного тома повредит сам снимок.</text:span></text:p>
        </text:list-item>
        <text:list-item>
          <text:p text:style-name="P4">Q: Как добавить физический том в VG?</text:p>
          <text:p text:style-name="P7">A: <text:span text:style-name="T12">vgextend &lt;имя vg&gt; &lt;путь к физическому тому&gt;</text:span></text:p>
        </text:list-item>
        <text:list-item>
          <text:p text:style-name="P4">Q: Как просмотреть все VG?</text:p>
          <text:p text:style-name="P7">A: <text:s/><text:span text:style-name="T12">vgdisplay</text:span></text:p>
        </text:list-item>
        <text:list-item>
          <text:p text:style-name="P4">Q: Как создать логический том с именем test_volume с размером 10G в логической группе vg_test?</text:p>
          <text:p text:style-name="P7">A: <text:s/><text:span text:style-name="T12">lvcreate -n test_volume -L 10G vg_test</text:span></text:p>
        </text:list-item>
        <text:list-item>
          <text:p text:style-name="P4">Q: Создайте зеркальный логический том с одним зеркалом. Размер тома — 50G, имя: mirrov_lv, логическая группа vg01. </text:p>
          <text:p text:style-name="P7">A: <text:span text:style-name="T12">lvcreate -m1 -n test_volume -L 50G vg01</text:span></text:p>
        </text:list-item>
        <text:list-item>
          <text:p text:style-name="P4">Q: Как создать снимок логического тома test_log_volume c именем test_snapshot, размером 100M, VG=vg001?</text:p>
          <text:p text:style-name="P7">A: <text:span text:style-name="T13">lvcreate -s -L 100M <text:s/>-n test_snapshot /dev/vg001/test_log_volume</text:span></text:p>
        </text:list-item>
        <text:list-item>
          <text:p text:style-name="P5">Q: Как проверить заполнение снепшота?</text:p>
          <text:p text:style-name="P8">A: <text:span text:style-name="T14">lvs <text:s/>в колонке snap% можно узнать заполненость снепшота в %</text:span></text:p>
        </text:list-item>
        <text:list-item>
          <text:p text:style-name="P4">Q: Где хранится размер физического тома LVM?</text:p>
          <text:p text:style-name="P7">A: <text:span text:style-name="T29">в метке физического тома</text:span></text:p>
        </text:list-item>
        <text:list-item>
          <text:p text:style-name="P4">Q: Какая комманда используется для поиска блочных устройств, которые могут использоваться как физические тома LVM?</text:p>
          <text:p text:style-name="P7">A: <text:span text:style-name="T15">lvdiskscan</text:span></text:p>
        </text:list-item>
        <text:list-item>
          <text:p text:style-name="P4">Q: Можно ли увеличить размер снимка?</text:p>
          <text:p text:style-name="P7">A: <text:s/><text:span text:style-name="T16">с помощью команды lvresize также как и для тома</text:span></text:p>
        </text:list-item>
        <text:list-item>
          <text:p text:style-name="P4">Q: Как установить размер экстент во время создания VG?</text:p>
          <text:p text:style-name="P7">A: <text:span text:style-name="T17">vgcreate -s</text:span></text:p>
        </text:list-item>
        <text:list-item>
          <text:p text:style-name="P4">Q: Как создать логический том который будет использовать всё пространство VG?</text:p>
          <text:p text:style-name="P7">A: <text:span text:style-name="T18">lvcreate -l 100%VG</text:span></text:p>
        </text:list-item>
        <text:list-item>
          <text:p text:style-name="P4">Q: Где хранится бекап метаданных LVM?</text:p>
          <text:p text:style-name="P7">A: /<text:span text:style-name="T19">etc/lvm/backup</text:span></text:p>
        </text:list-item>
        <text:list-item>
          <text:p text:style-name="P4">Q: Как поменять месторасположение бекапа метаданных LVM?</text:p>
          <text:p text:style-name="P7">A: <text:span text:style-name="T20">в файле /etc/lvm/lvm.conf в секции backup параметр backup_dir</text:span></text:p>
        </text:list-item>
        <text:list-item>
          <text:p text:style-name="P4">Q: Как запретить размещение физических экстентов на каком либо физическом томе?</text:p>
          <text:p text:style-name="P7">A: <text:span text:style-name="T21">pvchange -xn &lt;имя устройства&gt;</text:span></text:p>
        </text:list-item>
        <text:list-item>
          <text:p text:style-name="P4"><text:soft-page-break/>Q: Как правильно удалить метку LVM с блочного устройства если:</text:p>
          <text:p text:style-name="P7">a) устройство часть VG;</text:p>
          <text:p text:style-name="P4">б) если не используется в VG.</text:p>
          <text:p text:style-name="P7">A: <text:span text:style-name="T22">а) 1) перенести все данные на другой диск pvmove &lt;новое устройство&gt;</text:span></text:p>
        </text:list-item>
      </text:list>
      <text:p text:style-name="P3"><text:span text:style-name="T22"><text:tab/> <text:s text:c="8"/>2) удалить из vg – vgreduce &lt;имя vg&gt; &lt;имя устройства&gt;</text:span></text:p>
      <text:p text:style-name="P3"><text:span text:style-name="T23"><text:tab/> <text:s text:c="8"/>3) pvremove &lt;имя устройства&gt;</text:span></text:p>
      <text:p text:style-name="P3"><text:tab/> <text:s text:c="2"/><text:span text:style-name="T23">б) 1) pvremove &lt;имя устройства&gt;</text:span></text:p>
      <text:list xml:id="list161004290528706" text:continue-numbering="true" text:style-name="L1">
        <text:list-header>
          <text:p text:style-name="P7"/>
        </text:list-header>
        <text:list-item>
          <text:p text:style-name="P4">Q: Какая команда перестраивает LVM кэш файл?</text:p>
          <text:p text:style-name="P7">A: <text:span text:style-name="T24">vgscan</text:span></text:p>
        </text:list-item>
        <text:list-item>
          <text:p text:style-name="P4">Q: Как установить максимальное количество логических томов в группе vg01 равное 100?</text:p>
          <text:p text:style-name="P7">A: <text:span text:style-name="T25">vgchange -l 100 /dev/vg01</text:span></text:p>
        </text:list-item>
        <text:list-item>
          <text:p text:style-name="P4">Q: Как деактивировать VG my_vg?</text:p>
        </text:list-item>
      </text:list>
      <text:p text:style-name="Standard"><text:tab/>A: <text:span text:style-name="T7">vgchange -a n my_vg</text:span></text:p>
      <text:list xml:id="list161004862096509" text:continue-numbering="true" text:style-name="L1">
        <text:list-item>
          <text:p text:style-name="P4">Q: Как переместить VG на другую систему?</text:p>
          <text:p text:style-name="P7">A: <text:s/><text:span text:style-name="T27">1) размонтировать фс</text:span></text:p>
          <text:list>
            <text:list-header>
              <text:p text:style-name="P11">2) сделать vg неактивным vgchange -an &lt;имя vg&gt;</text:p>
              <text:p text:style-name="P11">3) vgexport – удалить группу из системы</text:p>
              <text:p text:style-name="P11">4) после подключения дисков сделать vgimport – добавить vg в систему</text:p>
              <text:p text:style-name="P12">5) сделать vg активной vgchange -a</text:p>
              <text:p text:style-name="P12">6) смонтировать фс</text:p>
            </text:list-header>
          </text:list>
        </text:list-item>
        <text:list-item>
          <text:p text:style-name="P4">Q: Как создать логический том test_volume с размером в 60% от свободноего места VG vg_test?</text:p>
          <text:p text:style-name="P9">A: <text:span text:style-name="T28">lvcreate -l 60%VG -n test_volume</text:span></text:p>
        </text:list-item>
        <text:list-item>
          <text:p text:style-name="P4">Q: <text:s/>Как создать линейный логический том из экстент 25-50 физического тома /dev/sdc1 и экстент 70-145 физического тома /dev/sde1 в логической группе test_vg_group?</text:p>
          <text:p text:style-name="P14"><text:span text:style-name="T10">A: </text:span><text:span text:style-name="T8">lvcreate <text:s/>-n testlv test_v</text:span><text:span text:style-name="T9">olume_</text:span><text:span text:style-name="T8">g</text:span><text:span text:style-name="T9">roup</text:span><text:span text:style-name="T8"> /dev/sd</text:span><text:span text:style-name="T9">c</text:span><text:span text:style-name="T8">1:</text:span><text:span text:style-name="T9">25</text:span><text:span text:style-name="T8">-</text:span><text:span text:style-name="T9">50</text:span><text:span text:style-name="T8"> /dev/sdb1:</text:span><text:span text:style-name="T9">7</text:span><text:span text:style-name="T8">0-1</text:span><text:span text:style-name="T9">45</text:span><text:span text:style-name="T26"> </text:span></text:p>
        </text:list-item>
        <text:list-item>
          <text:p text:style-name="P4">Q: Есть 2 физических тома: /dev/sda – 10G, /dev/sdb – 30G. Определите максимальный размер чередующего(striped) логического тома, который может быть создат из этих PV.</text:p>
          <text:p text:style-name="P7">A: <text:span text:style-name="T31">20 гб</text:span></text:p>
        </text:list-item>
        <text:list-item>
          <text:p text:style-name="P4">Q: Напишите корректный способ уменьшения логического тома, если на нём имеется файловая система.</text:p>
          <text:p text:style-name="P7">A: <text:span text:style-name="T32">размонтировать фс, уменьшить фс – <text:s/>resize2fs, уменьшить размер логического тома lvresize</text:span></text:p>
        </text:list-item>
        <text:list-item>
          <text:p text:style-name="P4">Q: Напишите корректный способ увеличения логического тома, если на нём имеется файловая система.</text:p>
          <text:p text:style-name="P10">A: <text:span text:style-name="T32">увеличить размер логического тома lvresize, увеличить размер фс resize2fs</text:span>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verpass" svg:font-family="Overpass, 'Open Sans', Helvetica, sans-serif"/>
    <style:font-face style:name="dejavu sans mono" svg:font-family="'dejavu sans mono', 'liberation mono', 'bitstream vera mono', 'dejavu mono', monospace"/>
    <style:font-face style:name="monospace" svg:font-family="monospace, courier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2T16:53:45</meta:creation-date>
    <dc:date>2014-11-17T16:10:03.125311394</dc:date>
    <meta:editing-duration>PT4H58M16S</meta:editing-duration>
    <meta:editing-cycles>45</meta:editing-cycles>
    <meta:generator>LibreOffice/4.2.7.2$Linux_X86_64 LibreOffice_project/420m0$Build-2</meta:generator>
    <meta:document-statistic meta:table-count="0" meta:image-count="0" meta:object-count="0" meta:page-count="2" meta:paragraph-count="73" meta:word-count="673" meta:character-count="4375" meta:non-whitespace-character-count="3761"/>
  </office:meta>
</office:document-meta>
</file>